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mcatLoadTimeWeaver.TomcatLoadTimeWeaver( @ Nullable ClassLoader classLo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omcatLoadTimeWeaver.getInstrumentable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LoadTimeWeaver.TomcatLoadTimeWea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LoadTimeWeaver.addTransformer( ClassFileTransformer transform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mcatLoadTimeWeaver.getThrowawayClass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